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 style:parent-style-name="Standard">
      <style:text-properties fo:font-size="14pt" style:font-size-asian="12.25pt" style:font-size-complex="14pt"/>
    </style:style>
    <style:style style:name="P4" style:family="paragraph" style:parent-style-name="Standard" style:list-style-name="L1">
      <style:text-properties fo:font-size="14pt" style:font-size-asian="12.25pt" style:font-size-complex="14pt"/>
    </style:style>
    <style:style style:name="T1" style:family="text">
      <style:text-properties fo:font-size="16pt" style:font-size-asian="14pt" style:font-size-complex="16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HOMOMORPHIC ENCRYPTION</text:span></text:p>
      <text:p text:style-name="P2"/>
      <text:p text:style-name="P1">Allow to compute over encrypted data without decrypting it.</text:p>
      <text:p text:style-name="P1"/>
      <text:p text:style-name="P1">H = {keygen, Enc, Dec, Eval}</text:p>
      <text:p text:style-name="P1"/>
      <text:p text:style-name="P1">Dec(Eval(f,Enc(x))) = f(x)</text:p>
      <text:p text:style-name="P1"/>
      <text:p text:style-name="P1">Aim is to find (*,+) Homomorphic encrytion such that:</text:p>
      <text:list xml:id="list1471419708" text:style-name="L1">
        <text:list-item>
          <text:p text:style-name="P4">plaintext in Z2</text:p>
        </text:list-item>
        <text:list-item>
          <text:p text:style-name="P4">ciphertext in ring R</text:p>
        </text:list-item>
        <text:list-item>
          <text:p text:style-name="P4">Enc(b1) + Enc(b2) in R= Enc(b1 + b2 mod 2) similarly for *</text:p>
        </text:list-item>
      </text:list>
      <text:p text:style-name="P1"/>
      <text:p text:style-name="P1">A fully homomorphic encryption scheme E should have an efficient algorithm EvaluateE that, for any valid E key pair (sk, pk), any circuit C, and any ciphertexts ψi ← EncryptE (pk, πi ), outputs </text:p>
      <text:p text:style-name="P1"/>
      <text:p text:style-name="P1">ψ ← EvaluateE (pk, C, ψ1 , . . . , ψt ) </text:p>
      <text:p text:style-name="P1">such that DecryptE (sk, ψ) = C(π1 , . . . , πt )</text:p>
      <text:p text:style-name="P1"/>
      <text:p text:style-name="P1"/>
      <text:p text:style-name="P1">Bootstrappability : When decryption circuit is shallow and homomorphic, fully homomorphic scheme can be constructed using bootstrapping which allows to refresh <text:s text:c="2"/>noisy cipertext.</text:p>
      <text:p text:style-name="P1"/>
      <text:p text:style-name="P1">Suppose we have a ciphertext ψ1 that encrypts π under pk1 , which we want to refresh. So that we can decrypt it homomorphically, suppose we also have sk1 , the</text:p>
      <text:p text:style-name="P1">secret key for pk1 , encrypted under a second public key pk2 : let sk1j be the encryption of the jth bit of sk1 . Consider the following algorithm.</text:p>
      <text:p text:style-name="P1">RecryptE (pk2 , DE , sk1j , ψ1 ).</text:p>
      <text:p text:style-name="P1"/>
      <text:p text:style-name="P1"><text:tab/>Set ψ1j ← EncryptE (pk2 , ψ1j )</text:p>
      <text:p text:style-name="P1"><text:tab/>Output ψ2 ← EvaluateE (pk2 , DE , sk1j , ψ1j )</text:p>
      <text:p text:style-name="P1"/>
      <text:p text:style-name="P1">The output ψ2 is thus an encryption under pk2 of DecryptE (sk1 , ψ1 ) = π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22:20:20</meta:creation-date>
    <dc:date>2013-06-05T14:12:34</dc:date>
    <meta:editing-duration>PT6M9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8" meta:word-count="242" meta:character-count="1160" meta:non-whitespace-character-count="1011"/>
  </office:meta>
</office:document-meta>
</file>